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736cm" fo:min-width="18.96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131cm" fo:min-width="18.42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58cm" fo:min-width="18.42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2.958cm" fo:min-width="18.5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639cm" fo:min-width="8.771cm" fo:wrap-option="no-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47cm" fo:min-width="5.218cm" fo:wrap-option="no-wrap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2cm" fo:min-width="9.025cm" fo:wrap-option="no-wrap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941cm" fo:min-width="10.168cm"/>
    </style:style>
    <style:style style:name="gr9" style:family="graphic" style:parent-style-name="standard">
      <style:graphic-properties draw:stroke="none" draw:fill="none" draw:fill-color="#ffffff" fo:min-height="0.713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39cm" fo:min-width="2.675cm"/>
    </style:style>
    <style:style style:name="gr13" style:family="graphic" style:parent-style-name="standard">
      <style:graphic-properties draw:fill-color="#6666ff" draw:textarea-horizontal-align="justify" draw:textarea-vertical-align="middle" draw:auto-grow-height="false" fo:min-height="0.639cm" fo:min-width="2.167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639cm" fo:min-width="2.805cm" fo:wrap-option="no-wrap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893cm" fo:min-width="2.499cm" fo:wrap-option="no-wrap"/>
    </style:style>
    <style:style style:name="gr16" style:family="graphic" style:parent-style-name="objectwithoutfill">
      <style:graphic-properties draw:fill="none" draw:fill-color="#6666ff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036cm" fo:min-width="18.423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655cm" fo:min-width="11.94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036cm" fo:min-width="18.423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1.655cm" fo:min-width="5.44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9.275cm" fo:min-width="18.55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766cm" fo:min-width="3.821cm" fo:wrap-option="no-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="none" draw:fill-color="#6666ff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ayout - Login" draw:style-name="dp1" draw:master-page-name="Default">
        <draw:custom-shape draw:style-name="gr1" draw:text-style-name="P1" draw:layer="layout" svg:width="19.463cm" svg:height="14.986cm" svg:x="1.127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923cm" svg:height="0.381cm" svg:x="1.381cm" svg:y="3.032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923cm" svg:height="0.408cm" svg:x="1.381cm" svg:y="17.129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05cm" svg:height="13.208cm" svg:x="1.354cm" svg:y="3.667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271cm" svg:height="0.889cm" svg:x="10.017cm" svg:y="1.381cm">
          <text:p text:style-name="P2">Top Panel - Content Removed</text:p>
          <draw:enhanced-geometry svg:viewBox="0 0 21600 21600" draw:mirror-horizontal="false" draw:mirror-vertical="false" draw:type="line-callout-1" draw:modifiers="-1579.46505608283 44316.404494382 -580.06902502157 13469.66292134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5.718cm" svg:height="1.397cm" svg:x="3.029cm" svg:y="1cm">
          <text:p text:style-name="P2">Layout - Login</text:p>
          <draw:enhanced-geometry svg:viewBox="0 0 21600 21600" draw:mirror-horizontal="false" draw:type="line-callout-1" draw:modifiers="-5744.64067144606 27486.69527897 -947.997901731072 8575.107296137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" draw:layer="layout" svg:width="9.525cm" svg:height="1.27cm" svg:x="5.699cm" svg:y="19.034cm">
          <text:p text:style-name="P2">Bottom Panel – Content Remove</text:p>
          <draw:enhanced-geometry svg:viewBox="0 0 21600 21600" draw:mirror-horizontal="false" draw:type="line-callout-2" draw:modifiers="-6072.30736930506 -28295.8300550747 -4649.34429095996 4248.92703862661 -566.869619987403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1" draw:layer="layout" svg:width="10.668cm" svg:height="4.191cm" svg:x="5.318cm" svg:y="8.493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72cm" svg:height="0.963cm" svg:x="2.27cm" svg:y="4.228cm">
          <draw:text-box>
            <text:p text:style-name="P2">Content</text:p>
          </draw:text-box>
        </draw:frame>
        <draw:frame draw:style-name="gr10" draw:text-style-name="P4" draw:layer="layout" svg:width="3.175cm" svg:height="0.962cm" svg:x="5.953cm" svg:y="9.001cm">
          <draw:text-box>
            <text:p>Welcome</text:p>
          </draw:text-box>
        </draw:frame>
        <draw:frame draw:style-name="gr11" draw:text-style-name="P4" draw:layer="layout" svg:width="3.556cm" svg:height="1.016cm" svg:x="11.541cm" svg:y="9.001cm">
          <draw:text-box>
            <text:p>App name</text:p>
          </draw:text-box>
        </draw:frame>
        <draw:custom-shape draw:style-name="gr12" draw:text-style-name="P1" draw:layer="layout" svg:width="3.175cm" svg:height="0.889cm" svg:x="5.699cm" svg:y="11.033cm"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12" draw:text-style-name="P1" xml:id="id1" draw:id="id1" draw:layer="layout" svg:width="3.175cm" svg:height="0.889cm" svg:x="9.028cm" svg:y="11.033cm">
          <text:p text:style-name="P2">Password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667cm" svg:height="0.889cm" svg:x="12.857cm" svg:y="11.033cm">
          <text:p text:style-name="P2">Log in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305cm" svg:height="0.889cm" svg:x="14.84cm" svg:y="13.192cm">
          <text:p text:style-name="P2">Button</text:p>
          <draw:enhanced-geometry svg:viewBox="0 0 21600 21600" draw:mirror-horizontal="false" draw:type="line-callout-2" draw:modifiers="-3292.92196007259 -30798.202247191 -3600 4000 -1633.39382940109 13469.66292134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1" xml:id="id2" draw:id="id2" draw:layer="layout" svg:width="2.999cm" svg:height="1.143cm" svg:x="2.447cm" svg:y="12.938cm">
          <text:p text:style-name="P2">TextField</text:p>
          <draw:enhanced-geometry svg:viewBox="0 0 21600 21600" draw:mirror-horizontal="true" draw:type="line-callout-2" draw:modifiers="-5817.6 -20920.2797202797 -3600 4000 -1800 10479.02097902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6" draw:text-style-name="P6" draw:layer="layout" draw:type="curve" svg:x1="9.028cm" svg:y1="11.477cm" svg:x2="5.447cm" svg:y2="13.509cm" draw:start-shape="id1" draw:end-shape="id2" draw:end-glue-point="1" svg:d="M9028 11477c-2080 0-290 2032-3581 2032" svg:viewBox="0 0 3582 2033">
          <text:p/>
        </draw:connector>
      </draw:page>
      <draw:page draw:name="Layout - Main" draw:style-name="dp1" draw:master-page-name="Default">
        <draw:custom-shape draw:style-name="gr1" draw:text-style-name="P1" draw:layer="layout" svg:width="19.463cm" svg:height="14.986cm" svg:x="1.127cm" svg:y="2.7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8.923cm" svg:height="2.286cm" svg:x="1.381cm" svg:y="3.0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2.446cm" svg:height="1.905cm" svg:x="7.604cm" svg:y="3.286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8.923cm" svg:height="2.286cm" svg:x="1.408cm" svg:y="15.251cm">
          <text:p text:style-name="P2">Bottom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5.942cm" svg:height="1.905cm" svg:x="1.535cm" svg:y="3.259cm">
          <text:p text:style-name="P2">Logo and Nam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9.05cm" svg:height="9.525cm" svg:x="1.354cm" svg:y="5.572cm">
          <text:p text:style-name="P2">Content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321cm" svg:height="1.016cm" svg:x="12.557cm" svg:y="1.254cm">
          <text:p text:style-name="P2">TopPanel</text:p>
          <draw:enhanced-geometry svg:viewBox="0 0 21600 21600" draw:mirror-horizontal="false" draw:type="line-callout-1" draw:modifiers="-17326.9782508098 38166.3716814159 -1249.4215640907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5.718cm" svg:height="1.397cm" svg:x="3.029cm" svg:y="1cm">
          <text:p text:style-name="P2">Layout - Main</text:p>
          <draw:enhanced-geometry svg:viewBox="0 0 21600 21600" draw:mirror-horizontal="false" draw:type="line-callout-1" draw:modifiers="-5744.64067144606 27486.69527897 -947.997901731072 8575.107296137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2T10:23:00.546109329</meta:creation-date>
    <meta:generator>LibreOffice/4.4.6.3$Linux_X86_64 LibreOffice_project/40m0$Build-3</meta:generator>
    <dc:date>2015-12-12T22:12:44.085590334</dc:date>
    <meta:editing-duration>PT8M6S</meta:editing-duration>
    <meta:editing-cycles>3</meta:editing-cycles>
    <meta:document-statistic meta:object-count="25"/>
  </office:meta>
</office:document-meta>
</file>